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_20__28_var_29_" svg:stroke-width="0.05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2.258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18pt" style:font-size-complex="18pt"/>
    </style:style>
    <style:style style:name="P3" style:family="paragraph">
      <style:text-properties fo:font-family="'Times New Roman'" style:font-style-name="Regular" style:font-family-generic="roman" style:font-pitch="variable" fo:font-size="18pt" style:font-size-asian="18pt" style:font-size-complex="18pt"/>
    </style:style>
    <style:style style:name="P4" style:family="paragraph">
      <style:text-properties fo:font-size="24pt" style:font-size-asian="18pt" style:font-size-complex="18pt"/>
    </style:style>
    <style:style style:name="P5" style:family="paragraph">
      <style:text-properties fo:font-family="'Times New Roman'" style:font-family-generic="roman" style:font-pitch="variable" fo:font-size="24pt" fo:font-style="italic" style:font-size-asian="18pt" style:font-style-asian="italic" style:font-size-complex="18pt" style:font-style-complex="italic"/>
    </style:style>
    <style:style style:name="T1" style:family="text">
      <style:text-properties fo:font-family="'Times New Roman'" style:font-family-generic="roman" style:font-pitch="variable" fo:font-style="italic" style:font-style-asian="italic" style:font-style-complex="italic"/>
    </style:style>
    <style:style style:name="T2" style:family="text">
      <style:text-properties style:text-position="-33% 58%" fo:font-family="'Times New Roman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5cm" svg:y1="4.245cm" svg:x2="19.635cm" svg:y2="4.245cm">
          <text:p/>
        </draw:line>
        <draw:line draw:style-name="gr1" draw:text-style-name="P1" draw:layer="layout" svg:x1="1.635cm" svg:y1="7.42cm" svg:x2="19.635cm" svg:y2="7.42cm">
          <text:p/>
        </draw:line>
        <draw:line draw:style-name="gr1" draw:text-style-name="P1" draw:layer="layout" svg:x1="1.635cm" svg:y1="3.61cm" svg:x2="1.635cm" svg:y2="4.245cm">
          <text:p/>
        </draw:line>
        <draw:line draw:style-name="gr1" draw:text-style-name="P1" draw:layer="layout" svg:x1="3.635cm" svg:y1="3.611cm" svg:x2="3.635cm" svg:y2="4.246cm">
          <text:p/>
        </draw:line>
        <draw:line draw:style-name="gr1" draw:text-style-name="P1" draw:layer="layout" svg:x1="3.635cm" svg:y1="3.61cm" svg:x2="3.635cm" svg:y2="4.245cm">
          <text:p/>
        </draw:line>
        <draw:line draw:style-name="gr1" draw:text-style-name="P2" draw:layer="layout" svg:x1="5.635cm" svg:y1="3.611cm" svg:x2="5.635cm" svg:y2="4.246cm">
          <text:p/>
        </draw:line>
        <draw:line draw:style-name="gr1" draw:text-style-name="P2" draw:layer="layout" svg:x1="5.635cm" svg:y1="3.61cm" svg:x2="5.635cm" svg:y2="4.245cm">
          <text:p/>
        </draw:line>
        <draw:line draw:style-name="gr1" draw:text-style-name="P2" draw:layer="layout" svg:x1="7.635cm" svg:y1="3.611cm" svg:x2="7.635cm" svg:y2="4.246cm">
          <text:p/>
        </draw:line>
        <draw:line draw:style-name="gr1" draw:text-style-name="P2" draw:layer="layout" svg:x1="7.635cm" svg:y1="3.61cm" svg:x2="7.635cm" svg:y2="4.245cm">
          <text:p/>
        </draw:line>
        <draw:line draw:style-name="gr1" draw:text-style-name="P2" draw:layer="layout" svg:x1="9.635cm" svg:y1="3.611cm" svg:x2="9.635cm" svg:y2="4.246cm">
          <text:p/>
        </draw:line>
        <draw:line draw:style-name="gr1" draw:text-style-name="P2" draw:layer="layout" svg:x1="9.635cm" svg:y1="3.61cm" svg:x2="9.635cm" svg:y2="4.245cm">
          <text:p/>
        </draw:line>
        <draw:line draw:style-name="gr1" draw:text-style-name="P1" draw:layer="layout" svg:x1="11.635cm" svg:y1="3.611cm" svg:x2="11.635cm" svg:y2="4.246cm">
          <text:p/>
        </draw:line>
        <draw:line draw:style-name="gr1" draw:text-style-name="P1" draw:layer="layout" svg:x1="11.635cm" svg:y1="3.61cm" svg:x2="11.635cm" svg:y2="4.245cm">
          <text:p/>
        </draw:line>
        <draw:line draw:style-name="gr1" draw:text-style-name="P1" draw:layer="layout" svg:x1="13.635cm" svg:y1="3.611cm" svg:x2="13.635cm" svg:y2="4.246cm">
          <text:p/>
        </draw:line>
        <draw:line draw:style-name="gr1" draw:text-style-name="P1" draw:layer="layout" svg:x1="13.635cm" svg:y1="3.61cm" svg:x2="13.635cm" svg:y2="4.245cm">
          <text:p/>
        </draw:line>
        <draw:line draw:style-name="gr1" draw:text-style-name="P1" draw:layer="layout" svg:x1="15.635cm" svg:y1="3.611cm" svg:x2="15.635cm" svg:y2="4.246cm">
          <text:p/>
        </draw:line>
        <draw:line draw:style-name="gr1" draw:text-style-name="P1" draw:layer="layout" svg:x1="15.635cm" svg:y1="3.61cm" svg:x2="15.635cm" svg:y2="4.245cm">
          <text:p/>
        </draw:line>
        <draw:line draw:style-name="gr1" draw:text-style-name="P1" draw:layer="layout" svg:x1="17.635cm" svg:y1="3.611cm" svg:x2="17.635cm" svg:y2="4.246cm">
          <text:p/>
        </draw:line>
        <draw:line draw:style-name="gr1" draw:text-style-name="P1" draw:layer="layout" svg:x1="17.635cm" svg:y1="3.61cm" svg:x2="17.635cm" svg:y2="4.245cm">
          <text:p/>
        </draw:line>
        <draw:line draw:style-name="gr1" draw:text-style-name="P1" draw:layer="layout" svg:x1="19.635cm" svg:y1="3.611cm" svg:x2="19.635cm" svg:y2="4.246cm">
          <text:p/>
        </draw:line>
        <draw:line draw:style-name="gr1" draw:text-style-name="P1" draw:layer="layout" svg:x1="19.635cm" svg:y1="3.61cm" svg:x2="19.635cm" svg:y2="4.245cm">
          <text:p/>
        </draw:line>
        <draw:line draw:style-name="gr1" draw:text-style-name="P1" draw:layer="layout" svg:x1="1.635cm" svg:y1="6.811cm" svg:x2="1.635cm" svg:y2="7.446cm">
          <text:p/>
        </draw:line>
        <draw:line draw:style-name="gr1" draw:text-style-name="P2" draw:layer="layout" svg:x1="4.135cm" svg:y1="6.812cm" svg:x2="4.135cm" svg:y2="7.447cm">
          <text:p/>
        </draw:line>
        <draw:line draw:style-name="gr1" draw:text-style-name="P2" draw:layer="layout" svg:x1="4.135cm" svg:y1="6.811cm" svg:x2="4.135cm" svg:y2="7.446cm">
          <text:p/>
        </draw:line>
        <draw:line draw:style-name="gr1" draw:text-style-name="P2" draw:layer="layout" svg:x1="6.735cm" svg:y1="6.812cm" svg:x2="6.735cm" svg:y2="7.447cm">
          <text:p/>
        </draw:line>
        <draw:line draw:style-name="gr1" draw:text-style-name="P2" draw:layer="layout" svg:x1="6.735cm" svg:y1="6.811cm" svg:x2="6.735cm" svg:y2="7.446cm">
          <text:p/>
        </draw:line>
        <draw:line draw:style-name="gr1" draw:text-style-name="P2" draw:layer="layout" svg:x1="9.335cm" svg:y1="6.812cm" svg:x2="9.335cm" svg:y2="7.447cm">
          <text:p/>
        </draw:line>
        <draw:line draw:style-name="gr1" draw:text-style-name="P2" draw:layer="layout" svg:x1="9.335cm" svg:y1="6.811cm" svg:x2="9.335cm" svg:y2="7.446cm">
          <text:p/>
        </draw:line>
        <draw:line draw:style-name="gr1" draw:text-style-name="P1" draw:layer="layout" svg:x1="11.835cm" svg:y1="6.812cm" svg:x2="11.835cm" svg:y2="7.447cm">
          <text:p/>
        </draw:line>
        <draw:line draw:style-name="gr1" draw:text-style-name="P1" draw:layer="layout" svg:x1="11.835cm" svg:y1="6.811cm" svg:x2="11.835cm" svg:y2="7.446cm">
          <text:p/>
        </draw:line>
        <draw:line draw:style-name="gr1" draw:text-style-name="P1" draw:layer="layout" svg:x1="14.335cm" svg:y1="6.812cm" svg:x2="14.335cm" svg:y2="7.447cm">
          <text:p/>
        </draw:line>
        <draw:line draw:style-name="gr1" draw:text-style-name="P1" draw:layer="layout" svg:x1="14.335cm" svg:y1="6.811cm" svg:x2="14.335cm" svg:y2="7.446cm">
          <text:p/>
        </draw:line>
        <draw:line draw:style-name="gr1" draw:text-style-name="P1" draw:layer="layout" svg:x1="16.935cm" svg:y1="6.812cm" svg:x2="16.935cm" svg:y2="7.447cm">
          <text:p/>
        </draw:line>
        <draw:line draw:style-name="gr1" draw:text-style-name="P1" draw:layer="layout" svg:x1="16.935cm" svg:y1="6.811cm" svg:x2="16.935cm" svg:y2="7.446cm">
          <text:p/>
        </draw:line>
        <draw:line draw:style-name="gr1" draw:text-style-name="P1" draw:layer="layout" svg:x1="19.635cm" svg:y1="6.812cm" svg:x2="19.635cm" svg:y2="7.447cm">
          <text:p/>
        </draw:line>
        <draw:line draw:style-name="gr1" draw:text-style-name="P1" draw:layer="layout" svg:x1="19.635cm" svg:y1="6.811cm" svg:x2="19.635cm" svg:y2="7.446cm">
          <text:p/>
        </draw:line>
        <draw:frame draw:style-name="gr2" draw:text-style-name="P3" draw:layer="layout" svg:width="3.829cm" svg:height="1.021cm" svg:x="16.186cm" svg:y="4.35cm">
          <draw:text-box>
            <text:p text:style-name="P3">TRACKING</text:p>
          </draw:text-box>
        </draw:frame>
        <draw:frame draw:style-name="gr2" draw:text-style-name="P3" draw:layer="layout" svg:width="3.016cm" svg:height="1.021cm" svg:x="16.848cm" svg:y="7.525cm">
          <draw:text-box>
            <text:p text:style-name="P3">BSCANS</text:p>
          </draw:text-box>
        </draw:frame>
        <draw:line draw:style-name="gr3" draw:text-style-name="P2" draw:layer="layout" svg:x1="6.75cm" svg:y1="2.445cm" svg:x2="6.75cm" svg:y2="6.89cm">
          <text:p/>
        </draw:line>
        <draw:frame draw:style-name="gr2" draw:text-style-name="P5" draw:layer="layout" svg:width="2.313cm" svg:height="1.445cm" svg:x="6.272cm" svg:y="7.525cm">
          <draw:text-box>
            <text:p text:style-name="P4"><text:span text:style-name="T1">t</text:span><text:span text:style-name="T2">bscan, i</text:span></text:p>
          </draw:text-box>
        </draw:frame>
        <draw:frame draw:style-name="gr4" draw:text-style-name="P5" draw:layer="layout" svg:width="2.808cm" svg:height="1.445cm" svg:x="4.688cm" svg:y="4.175cm">
          <draw:text-box>
            <text:p text:style-name="P4"><text:span text:style-name="T1">t</text:span><text:span text:style-name="T2">track, j</text:span></text:p>
          </draw:text-box>
        </draw:frame>
        <draw:frame draw:style-name="gr2" draw:text-style-name="P5" draw:layer="layout" svg:width="2.749cm" svg:height="1.445cm" svg:x="7.153cm" svg:y="4.15cm">
          <draw:text-box>
            <text:p text:style-name="P4"><text:span text:style-name="T1">t</text:span><text:span text:style-name="T2">track, j+1</text:span></text:p>
          </draw:text-box>
        </draw:frame>
        <draw:frame draw:style-name="gr2" draw:text-style-name="P5" draw:layer="layout" svg:width="1.11cm" svg:height="1.445cm" svg:x="5.253cm" svg:y="2.299cm">
          <draw:text-box>
            <text:p text:style-name="P4"><text:span text:style-name="T1">p</text:span><text:span text:style-name="T2">j</text:span></text:p>
          </draw:text-box>
        </draw:frame>
        <draw:frame draw:style-name="gr2" draw:text-style-name="P5" draw:layer="layout" svg:width="1.686cm" svg:height="1.445cm" svg:x="7.35cm" svg:y="2.27cm">
          <draw:text-box>
            <text:p text:style-name="P4"><text:span text:style-name="T1">p</text:span><text:span text:style-name="T2">j+1</text:span></text:p>
          </draw:text-box>
        </draw:frame>
        <draw:frame draw:style-name="gr2" draw:text-style-name="P5" draw:layer="layout" svg:width="3.748cm" svg:height="1.445cm" svg:x="5.418cm" svg:y="1cm">
          <draw:text-box>
            <text:p text:style-name="P4"><text:span text:style-name="T1">p</text:span><text:span text:style-name="T2">interpolated, 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06T14:24:16.21</meta:creation-date>
    <meta:generator>OpenOffice.org/3.2$Win32 OpenOffice.org_project/320m12$Build-9483</meta:generator>
    <dc:date>2010-06-14T03:33:20.41</dc:date>
    <meta:editing-duration>PT01H26M26S</meta:editing-duration>
    <meta:editing-cycles>8</meta:editing-cycles>
    <meta:document-statistic meta:object-count="45"/>
  </office:meta>
</office:document-meta>
</file>